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MapServer&lt;/h1&gt;</text:p>
      <text:p text:style-name="P1">&lt;p&gt;MapServer is an &lt;a href="http://www.opensource.org"&gt;Open Source&lt;/a&gt; geographic data rendering engine written in C.</text:p>
      <text:p text:style-name="P1">Beyond browsing GIS data, MapServer allows you create &amp;#8220;geographic image maps&amp;#8221;,</text:p>
      <text:p text:style-name="P1">that is, maps that can direct users to content. For example, the Minnesota DNR</text:p>
      <text:p text:style-name="P1">&lt;a href="http://www.dnr.state.mn.us/maps/compass.html"&gt;Recreation Compass&lt;/a&gt; provides</text:p>
      <text:p text:style-name="P1">users with more than 10,000 web pages, reports and maps via a single</text:p>
      <text:p text:style-name="P1">application. The same application serves as a &amp;#8220;map engine&amp;#8221; for other portions</text:p>
      <text:p text:style-name="P1">of the site, providing spatial context where needed.&lt;/p&gt;</text:p>
      <text:p text:style-name="Normal"/>
      <text:p text:style-name="P1">&lt;p&gt;MapServer was originally developed by the University of Minnesota (UMN) ForNet</text:p>
      <text:p text:style-name="P1">project in cooperation with NASA, and the Minnesota Department of Natural</text:p>
      <text:p text:style-name="P1">Resources (MNDNR). Later it was hosted by the TerraSIP project, a NASA</text:p>
      <text:p text:style-name="P1">sponsored project between the UMN and a consortium of land management</text:p>
      <text:p text:style-name="P1">interests.&lt;/p&gt;</text:p>
      <text:p text:style-name="P1">&lt;p&gt;MapServer is now a project of &lt;a class="reference external" href="http://www.osgeo.org"&gt;OSGeo&lt;/a&gt;, and is</text:p>
      <text:p text:style-name="P1">maintained by a growing number of developers (nearing 20) from around the</text:p>
      <text:p text:style-name="P1">world. It is supported by a diverse group of organizations that fund</text:p>
      <text:p text:style-name="P1">enhancements and maintenance, and administered within OSGeo by the MapServer Project Steering Committee made up of developers and other</text:p>
      <text:p text:style-name="P1">contributors.&lt;/p&gt;</text:p>
      <text:p text:style-name="P1">&lt;ul&gt;</text:p>
      <text:p text:style-name="P1">&lt;li&gt;Advanced cartographic output&lt;ul&gt;</text:p>
      <text:p text:style-name="P1">&lt;li&gt;Scale dependent feature drawing and application execution&lt;/li&gt;</text:p>
      <text:p text:style-name="P1">&lt;li&gt;Feature labeling including label collision mediation&lt;/li&gt;</text:p>
      <text:p text:style-name="P1">&lt;li&gt;Fully customizable, template driven output&lt;/li&gt;</text:p>
      <text:p text:style-name="Normal"/>
      <text:p text:style-name="P1">&lt;li&gt;TrueType fonts&lt;/li&gt;</text:p>
      <text:p text:style-name="P1">&lt;li&gt;Map element automation (scalebar, reference map, and legend)&lt;/li&gt;</text:p>
      <text:p text:style-name="P1">&lt;li&gt;Thematic mapping using logical- or regular expression-based classes&lt;/li&gt;</text:p>
      <text:p text:style-name="P1">&lt;/ul&gt;</text:p>
      <text:p text:style-name="P1">&lt;/li&gt;</text:p>
      <text:p text:style-name="P1">&lt;li&gt;Support for popular scripting and development environments&lt;ul&gt;</text:p>
      <text:p text:style-name="P1">&lt;li&gt;PHP, Python, Perl, Ruby, Java, and .NET&lt;/li&gt;</text:p>
      <text:p text:style-name="P1">&lt;/ul&gt;</text:p>
      <text:p text:style-name="P1">&lt;/li&gt;</text:p>
      <text:p text:style-name="P1">&lt;li&gt;Cross-platform support&lt;ul&gt;</text:p>
      <text:p text:style-name="P1">&lt;li&gt;Linux, Windows, Mac OS X, Solaris, and more&lt;/li&gt;</text:p>
      <text:p text:style-name="Normal"/>
      <text:p text:style-name="P1">&lt;/ul&gt;</text:p>
      <text:p text:style-name="P1">&lt;/li&gt;</text:p>
      <text:p text:style-name="P1">&lt;li&gt;Support of numerous Open Geospatial Consortium <text:s/>(OGC) standards&lt;ul&gt;</text:p>
      <text:p text:style-name="P1">&lt;li&gt;WMS (client/server), non-transactional WFS (client/server), WMC, WCS,</text:p>
      <text:p text:style-name="P1">Filter Encoding, SLD, GML, SOS, OM&lt;/li&gt;</text:p>
      <text:p text:style-name="P1">&lt;/ul&gt;</text:p>
      <text:p text:style-name="P1">&lt;/li&gt;</text:p>
      <text:p text:style-name="P1">&lt;li&gt;A multitude of raster and vector data formats&lt;ul&gt;</text:p>
      <text:p text:style-name="P1">&lt;li&gt;TIFF/GeoTIFF, EPPL7, and many others via GDAL&lt;/li&gt;</text:p>
      <text:p text:style-name="P1">&lt;li&gt;ESRI shapfiles, PostGIS, ESRI ArcSDE, Oracle Spatial, MySQL and OGR&lt;/li&gt;</text:p>
      <text:p text:style-name="P1">&lt;/ul&gt;</text:p>
      <text:p text:style-name="P1">&lt;/li&gt;</text:p>
      <text:p text:style-name="P1">&lt;li&gt;Map projection support&lt;ul&gt;</text:p>
      <text:p text:style-name="P1">&lt;li&gt;On-the-fly map projection with 1000s of projections through the</text:p>
      <text:p text:style-name="P1">Proj.4 library&lt;/li&gt;</text:p>
      <text:p text:style-name="P1">&lt;/ul&gt;</text:p>
      <text:p text:style-name="P1">&lt;/li&gt;</text:p>
      <text:p text:style-name="P1">&lt;/ul&gt;</text:p>
      <text:p text:style-name="P1">&lt;h1&gt;MapServer Demo&lt;/h1&gt;</text:p>
      <text:p text:style-name="P1">&lt;ul&gt;</text:p>
      <text:p text:style-name="P1">&lt;li&gt;&lt;a href="http://localhost/mapserver_demos/itasca/"&gt;Itasca&lt;/a&gt;&lt;/li&gt;</text:p>
      <text:p text:style-name="P1">&lt;li&gt;&lt;a href="http://localhost/mapserver_demos/gmap/htdocs/"&gt;GMap&lt;/a&gt;&lt;/li&gt;</text:p>
      <text:p text:style-name="P1">&lt;/ul&gt;</text:p>
      <text:p text:style-name="P1">&lt;h1&gt;MapServer Documentation&lt;/h1&gt;</text:p>
      <text:p text:style-name="P1">&lt;ul&gt;</text:p>
      <text:p text:style-name="P1">&lt;li&gt;&lt;a href="file:///usr/local/share/mapserver/doc/index.html"&gt;MapServer 5.4.2 Documentation&lt;/a&gt;&lt;/li&gt;</text:p>
      <text:p text:style-name="P1">&lt;/ul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